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No_20_Spacing">
      <style:paragraph-properties fo:margin-left="0cm" fo:margin-right="0cm" fo:text-align="justify" style:justify-single-word="false" fo:text-indent="1.251cm" style:auto-text-indent="false"/>
    </style:style>
    <style:style style:name="P3" style:family="paragraph" style:parent-style-name="No_20_Spacing">
      <style:paragraph-properties fo:margin-left="0cm" fo:margin-right="0cm" fo:text-align="justify" style:justify-single-word="false" fo:text-indent="1.249cm" style:auto-text-indent="false"/>
    </style:style>
    <style:style style:name="P4" style:family="paragraph" style:parent-style-name="No_20_Spacing">
      <style:paragraph-properties fo:margin-left="0cm" fo:margin-right="0cm" fo:text-align="justify" style:justify-single-word="false" fo:text-indent="1.249cm" style:auto-text-indent="false"/>
      <style:text-properties style:font-name="Times New Roman" fo:font-size="12pt" style:font-size-asian="12pt" style:font-name-complex="Times New Roman1" style:font-size-complex="12pt"/>
    </style:style>
    <style:style style:name="P5" style:family="paragraph" style:parent-style-name="No_20_Spacing">
      <style:paragraph-properties fo:margin-left="0cm" fo:margin-right="0cm" fo:text-align="center" style:justify-single-word="false" fo:text-indent="1.249cm" style:auto-text-indent="false"/>
    </style:style>
    <style:style style:name="P6" style:family="paragraph" style:parent-style-name="No_20_Spacing" style:master-page-name="Standard">
      <style:paragraph-properties fo:text-align="center" style:justify-single-word="false" style:page-number="auto"/>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ize-complex="12pt"/>
    </style:style>
    <style:style style:name="T4" style:family="text">
      <style:text-properties fo:font-variant="small-cap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hapitre 9 – Kris</text:span></text:p>
      <text:p text:style-name="P1"/>
      <text:p text:style-name="P2"><text:span text:style-name="T2">Finalement, Kris n’avait pas eu besoin de se déguiser en garçon pour se joindre clandestinement aux troupes de son père. Il l’avait surprise, en lui proposant de l’accompagner. Loin de s’opposer à sa venue, comme elle l’avait appréhendé, il avait estimé que cela serait formateur pour elle si elle devait un jour commander à des hommes. Il l’avait bien avertie. </text:span><text:span text:style-name="T3">Tu ne prendras pas part aux combats, ma fille. Tu ne t’en approcheras pas à moins de cent pas, tu resteras toujours sous la garde d’un de mes hommes, et surtout, tu feras exactement ce que je dis, est-ce que tu m’as bien compris ? </text:span><text:span text:style-name="T2">La jeune fille avait sauté à son cou et avait promis tout ce qu’il demandait. Elle n’était pas dupe, il ne l’aurais pas laissée venir avec lui s’il avait su que plus de sept ou huit-mille Andaris étaient présents sur leurs terres. Et il devait avoir également prévu que des troupes ennemies puissent se faufiler jusqu’à Windalya. En ce cas, elle était toujours plus en sécurité <text:s/>aux côtés de son père et de ses chevaliers, qu’au château, où Aldarys Getheros n’avait laissé qu’une garnison réduite, afin d’avoir la plus grande armée possible.</text:span></text:p>
      <text:p text:style-name="P2"><text:span text:style-name="T2">La route n’avait pas été longue. Son père avait conduit ses troupes droit au nord, là où devait se trouver encore le camp andari. Ses éclaireurs l’avaient rapidement trouvé. Les envahisseurs ne semblaient pas se soucier de se montrer discrets. Ils avaient établi un campement de fortune dans une clairière. D’après le rapport que fit l’éclaireur, les hommes avaient monté des tentes dans tous les sens, sans respecter de plan précis. Il confirma plus ou moins leur nombre. Il avait recompté rapidement avant de revenir vers la colonne de nordiens et estimait que les Andaris devaient être sept-mille-cinq-cent environ. Un peu plus que ce qu’on leur avait rapporté auparavant, mais rien d’alarmant, estima Kris. Son père hocha la tête à ces informations, semblant satisfait. Il avait probablement pris en compte huit ou dix-mille hommes dans ses calculs pour envisager le pire.</text:span></text:p>
      <text:p text:style-name="P2"><text:span text:style-name="T2">L’éclaireur avait repéré des armes de siège légères, mais rien de très impressionnant. Quelques balistes, deux ou trois catapultes de taille moyenne. Aucune tour de siège, semblait-il, mais ils pouvaient facilement en construire avec tout le bois que leur offrirait la forêt, encore que cela leur prendrait un certain temps. Et les nordiens ne leur laisseraient pas cette occasion. Kris avait entendu son père dire qu’ils devaient frapper vite et fort. Ne laisser aucune chance à l’ennemi, voilà le plan qu’il avait établi avec lord Katar Destheros. Les hommes reçurent comme consigne de se reposer une heure. Pas une de plus. L’attaque serait lancée rapidement, le temps pour Aldarys et Katar de la planifier efficacement. </text:span><text:span text:style-name="T3">Sous-entendu, avec un minimum de pertes, </text:span><text:span text:style-name="T2">supposa Kris. Ils avaient l’avantage du nombre, aussi pouvaient-ils se permettre le luxe de parler tactique.</text:span></text:p>
      <text:p text:style-name="P3"><text:span text:style-name="T2">La jeune fille n’était pas fatiguée, ayant fait tout le chemin à cheval. </text:span><text:span text:style-name="T3">Un luxe de la noblesse. Les soldats vont à pied, les pauvres. </text:span><text:span text:style-name="T2">Elle voulut se dégourdir les jambes, ne pouvant se résoudre à rester à se reposer en attendant que les combats débutent. Même si son père ne la laisserait pas venir avec lui lorsque tout commencerait, elle ressentait une certaine fébrilité. Elle se demanda si c’était ce qu’on ressentait avant une bataille. Les histoires parlaient souvent de ce sentiment, mélange de peur et d’excitation. Mais Kris se remémora aussi les paroles de son maître d’armes. </text:span><text:span text:style-name="T3">Tout ça c’est des conneries. Les hommes chient dans leur froc avant le combat. Y a que les morts qui n’ont pas peur. Mais rien ne t’empêche d’être brave. Faut juste avoir la bonne dose de peur, tu vois ? Celle qu’on appelle prudence. </text:span><text:span text:style-name="T2">Elle avait toujours trouvé que Ronan Daven était un homme sensé. Il avait probablement raison.</text:span></text:p>
      <text:p text:style-name="P3"><text:span text:style-name="T2">En déambulant, elle croisa plusieurs hommes de son père, qu’elle connaissait plus ou moins bien. Dary Guérant, avec lequel elle s’était quelque fois entrainée à l’arc. Un fameux tireur, d’après lui. Un tireur convenable, d’après la jeune fille, bien qu’elle ne lui ait jamais dit en face. <text:s/>Il était en train de nettoyer son arc. Kris croisa aussi Marek, un garçon d’écurie. Elle </text:span><text:soft-page-break/><text:span text:style-name="T2">s’était déjà entrainée une fois ou deux avec lui, quand aucun des chevaliers de son père n’était disponible. Marek s’était montré empressé de l’aider, et elle ne savait pas trop si c’était pour lui plaire ou <text:s/>parce qu’il voulait s’entrainer au combat. Elle avait demandé à Ronan Daven de le prendre avec lui, mais il avait semblé réticent. </text:span><text:span text:style-name="T3">Parce que c’est un fils de fermiers, ou bien parce que tu n’avais pas le temps pour un élève en plus de moi ? </text:span><text:span text:style-name="T2">Kris espérait que c’était pour la seconde raison.</text:span></text:p>
      <text:p text:style-name="P3"><text:span text:style-name="T2">Le jeune homme était en train de vérifier son équipement, semblait-il. Il avait une épée courte à la main, qu’il aiguisait consciencieusement. Un petit bouclier rond gisait à ses pieds. Kris se fit la réflexion qu’il allait mourir. Les épées des chevaliers mesuraient deux fois la taille de celle de Marek, et un seul coup suffirait à briser son bouclier en bois. Le second coup lui décollerait la tête des épaules.</text:span></text:p>
      <text:p text:style-name="P3"><text:span text:style-name="T2">Kris s’approcha de lui.</text:span></text:p>
      <text:p text:style-name="P3"><text:span text:style-name="T2">– Tu te sens prêt, Marek ?</text:span></text:p>
      <text:p text:style-name="P3"><text:span text:style-name="T2">Le jeune homme leva la tête vers elle et un sourire apparut sur son visage.</text:span></text:p>
      <text:p text:style-name="P3"><text:span text:style-name="T2">– Je suis content de te voir, Kris. J’espérais que tu aurais un dernier conseil à me donner. Tu sais, sur comment se battre et tout ça.</text:span></text:p>
      <text:p text:style-name="P3"><text:span text:style-name="T2">– La dernière fois qu’on s’est battus, il m’a semblé que tu savais ce que tu faisais, lui répondit-elle. Tu as réussi à me toucher, si j’ai bonne mémoire.</text:span></text:p>
      <text:p text:style-name="P3"><text:span text:style-name="T2">– Seulement parce que tu m’as laissé faire, j’en suis sûr.</text:span></text:p>
      <text:p text:style-name="P3"><text:span text:style-name="T2">C’était le cas. Elle aurait pu l’embrocher une bonne dizaine de fois, mais elle avait voulu le remercier de s’entrainer avec elle, quand aucun soldat n’avait eu de temps à lui accorder. Et le fait est qu’il faisait des progrès.</text:span></text:p>
      <text:p text:style-name="P3"><text:span text:style-name="T2">– Tu connais les coups. Tu sais où il faut frapper, et tu le fais aussi bien qu’il est possible de le faire. La seule chose qui fera que tu deviendras meilleur, c’est le temps. C’est le temps qui confère de l’expérience, et c’est l’expérience qui te rend plus fort. La seule différence entre un chevalier et toi, c’est que le chevalier passe son temps à se battre. Il pense plus vite, c’est tout, et c’est ce qui lui donne l’avantage. C’est ce qui fait la différence, Marek.</text:span></text:p>
      <text:p text:style-name="P3"><text:span text:style-name="T2">– Nous allons en affronter des chevaliers, pas vrai ? Les Andaris, ils ont des chevaliers, eux aussi ?</text:span></text:p>
      <text:p text:style-name="P3"><text:span text:style-name="T2">– Je n’en sais rien. Probablement, oui. Mais en général, il n’y a que peu de chevaliers dans une armée. Et ils ne seront pas pour toi. Laisse nos chevaliers les affronter. Ils s’affrontent entre eux, c’est toujours comme ça que ça se passe. Et le reste des soldats, hé bien… mon père m’a dit un jour qu’une bataille n’était ordonnée que dans les livres. Dans la réalité, il m’a dit qu’il est parfois impossible de distinguer ses propres alliés, tant la bataille est chaotique.</text:span></text:p>
      <text:p text:style-name="P3"><text:span text:style-name="T2">– Il sait comment encourager ses troupes, ton père…</text:span></text:p>
      <text:p text:style-name="P3"><text:span text:style-name="T2">– C’est une chose qu’il est bon de savoir, répliqua Kris. Au bout de cinq minutes, les combattants sont mélangés. Et ça devient une lutte pour sa peau. Tu frappes devant toi, et tu essaies de ne pas te faire frapper. C’est aussi simple que ça. Mon père ne me laissera pas me battre à ses côtés, tu sais. Je voulais, mais il ne m’y autorise pas. Ce serait trop dangereux, parait-il…</text:span></text:p>
      <text:p text:style-name="P3"><text:span text:style-name="T2">– Il a raison. Tu n’es pas une personne qui peut mourir, Kris. Tu es… </text:span><text:span text:style-name="T3">importante. </text:span><text:span text:style-name="T2">Pas comme nous tous. Tu n’as </text:span><text:span text:style-name="T3">pas le droit </text:span><text:span text:style-name="T2">de mourir. Moi, si.</text:span></text:p>
      <text:p text:style-name="P3"><text:span text:style-name="T2">– N’en profite pas, Marek. Je veux que tu survives pour me raconter. Et j’aurai toujours besoin de toi pour m’entrainer. Alors, ne vas pas mourir bêtement s’il te plait. Souviens-toi, tu frappes, et tu ne te laisse pas frapper. Ne réfléchis pas trop, surtout.</text:span></text:p>
      <text:p text:style-name="P3"><text:span text:style-name="T2">La jeune fille allait s’éloigner de son ami, quand elle changea d’avis.</text:span></text:p>
      <text:p text:style-name="P3"><text:span text:style-name="T2">– Avant de te quitter, je voudrais t’aider un peu. Ton glaive m’a l’air bien affûté, mais ton bouclier laisse à désirer. Prends-ceci.</text:span></text:p>
      <text:p text:style-name="P3"><text:span text:style-name="T2">Elle lui tendit l’épée qu’elle portait à la ceinture. C’était une épée d’un bon acier.</text:span></text:p>
      <text:p text:style-name="P3"><text:soft-page-break/><text:span text:style-name="T2">– <text:s/>Va voir l’armurier et montre-lui ceci en lui disant que tu viens de ma part. Il sera bien obligé de t’écouter. Tu lui demanderas un vrai bouclier. Il t’en donnera un fait en métal, ou au moins en bois clouté. Ce sera mieux que ce que tu as là. Je ne veux pas que tu meures.</text:span></text:p>
      <text:p text:style-name="P3"><text:span text:style-name="T2">– Moi non plus, Kris. Moi non plus.</text:span></text:p>
      <text:p text:style-name="P3"><text:span text:style-name="T2">« Kris ! »</text:span></text:p>
      <text:p text:style-name="P3"><text:span text:style-name="T2">La jeune fille se retourna pour voir son maître d’armes arriver vers elle à toute vitesse.</text:span></text:p>
      <text:p text:style-name="P3"><text:span text:style-name="T2">– Kris, avec moi, vite !</text:span></text:p>
      <text:p text:style-name="P3"><text:span text:style-name="T2">– Que se passe-t-il ?</text:span></text:p>
      <text:p text:style-name="P3"><text:span text:style-name="T2">– Les Andaris nous ont devancé. Ils nous attaquent. Suis-moi. Ton père m’a chargé de te protéger. Viens. Toi aussi, Marek.</text:span></text:p>
      <text:p text:style-name="P3"><text:span text:style-name="T2">Le jeune homme tendit son épée à Kris sans dire un mot. Il avait un air grave. </text:span><text:span text:style-name="T3">Peur, probablement.</text:span></text:p>
      <text:p text:style-name="P3"><text:span text:style-name="T2">Des bruits se firent entendre tout d’un coup. Des cris. </text:span><text:span text:style-name="T3">Nos hommes, </text:span><text:span text:style-name="T2">songea Kris. Le fracas de l’acier contre l’acier résonna soudainement. La jeune fille ne voyait pas les ennemis, mais elle devina qu’ils avaient dû prendre les nordiens par surprise.</text:span></text:p>
      <text:p text:style-name="P3"><text:span text:style-name="T2">Soudain, deux hommes jaillirent d’entre les arbres. Le maître d’armes repoussa Kris derrière lui et leur fit face, tenant son épée à deux mains. Leurs adversaires possédaient des armes que Kris n’avait jamais vues. Leur lame avait une large section rectangulaire, et une pointe au bout. Ils ne pouvaient pas frapper d’estoc, mais les coups de taille devaient être dévastateurs. Ils se jetèrent sur leur groupe quand ils les virent. Mais Ronan Daven était vif. Les pieds fermement plantés dans le sol, il accueillit leur charge en contrant. Son épée bloqua celle du premier homme, et un petit pas de côté le mit à l’écart du second. <text:s/>Kris avait eu le réflexe de bouger en même temps que son protecteur, et elle leva son épée.</text:span></text:p>
      <text:p text:style-name="P3"><text:span text:style-name="T2">Ronan donna un violent coup de taille vers la tête du premier homme, avec tout le poids de son corps. Il manqua sa tête de peu car il s’était baissé, mais il le déstabilisa d’un coup d’épaule, le faisant tomber à terre. Il allait l’achever, quand le second soldat, qui s’était décalé, <text:s/>lui porta un coup dans les flancs. Ronan Daven chancela sous le coup.</text:span></text:p>
      <text:p text:style-name="P3"><text:span text:style-name="T2">Marek s’était lui aussi écarté des deux soldats, les contournant par la droite. Il fonça sur celui qui avait blessé le maître d’armes, et lui balança son épée dans l’épaule de toutes ses forces. La lame passa entre la jointure des pièces d’armure et lui entailla profondément l’épaule. Kris vint à la rescousse de son ami. Elle profita du désarroi de leur adversaire pour lui porter un coup de taille au visage, qui n’était pas protégé. Elle frappa à nouveau avant qu’il ait eu le temps de riposter et lui planta la lame dans la gorge.</text:span></text:p>
      <text:p text:style-name="P3"><text:span text:style-name="T2">Le temps que l’homme s’écroule, mort, Ronan Daven avait achevé le soldat qu’il avait fait tomber. Un troisième homme déboula d’entre les arbres, mais le maître d’armes para son attaque d’une main, et lui décocha un puissant coup de poing dans la mâchoire de l’autre main, et l’acheva d’un second coup d’épée.</text:span></text:p>
      <text:p text:style-name="P3"><text:span text:style-name="T2">Il se tourna vers Kris pour vérifier qu’elle allait bien et vit son épée tâchée de sang. Il ne dit rien, mais la jeune fille eut l’impression qu’il était impressionné. Elle aurait bien regardé de plus près leurs ennemis, mais il ne leur laissa pas le temps de s’attarder.</text:span></text:p>
      <text:p text:style-name="P3"><text:span text:style-name="T2">Au pas de course, le petit groupe s’éloigna des combats. Kris croisa son père. Il était en armure et chevauchait un grand étalon de combat. A ses côtés se tenait lord Katar Destheros, plus une dizaine de chevaliers de leurs deux maisons. Dans leurs armures, tous ces hommes resplendissaient. La puissance émanait d’eux, et Kris se sentit protégée. Quel que soit le nombre d’ennemis qui les attaquait, les nordiens les repousseraient, elle en était sûre.</text:span></text:p>
      <text:p text:style-name="P3"><text:span text:style-name="T2">– Reste ici le temps que nous les repoussions, Kris, ordonna son père. Ils n’ont aucune chance. La zone sera nettoyée dans moins d’une heure.</text:span></text:p>
      <text:p text:style-name="P3"><text:span text:style-name="T2">Sur ces mots, il éperonna son cheval et fila vers les ennemis.</text:span></text:p>
      <text:p text:style-name="P3"><text:span text:style-name="T2">Ronan Daven tournait sur lui-même, ne regardant jamais au même endroit, scrutant les arbres. Si un ennemi avait la mauvaise idée de surgir devant eux, il se ferait trancher en deux. </text:span><text:soft-page-break/><text:span text:style-name="T2">Kris et Marek regardaient également nerveusement autour d’eux, le contrecoup de l’assaut précédent se faisant ressentir seulement maintenant. La jeune fille réalisa qu’elle venait de tuer un homme pour la première fois. Elle se sentait sale. Elle se rendit compte qu’elle n’aimait pas ça. Se battre et tuer quelqu’un, c’était deux choses bien distinctes. </text:span><text:span text:style-name="T3">D’un autre côté, je n’ai pas vraiment eu le choix. Il allait embrocher ser Daven. Et puis, il est venu sur nos terres pour les conquérir. </text:span><text:span text:style-name="T2">Kris avait fait ce qu’il fallait. Rien d’autre que se défendre. </text:span><text:span text:style-name="T3">Tuer, ou être tuée.</text:span></text:p>
      <text:p text:style-name="P3"><text:span text:style-name="T2">– Kris, ça va ? lui demanda Marek. Tu ne dis rien.</text:span></text:p>
      <text:p text:style-name="P3"><text:span text:style-name="T2">Le maître d’armes leur jeta un bref coup d’œil, puis reprit sa surveillance.</text:span></text:p>
      <text:p text:style-name="P3"><text:span text:style-name="T2">– Toi non plus, tu ne dis rien, répliqua Kris.</text:span></text:p>
      <text:p text:style-name="P3"><text:span text:style-name="T2">– Ils voulaient nous tuer. On ne les connaissait pas, et pourtant on a dû se battre pour notre survie. Et si ça se trouve, ils ne nous voulaient pas de mal, mais obéissaient à des ordres. Je trouve ça absurde.</text:span></text:p>
      <text:p text:style-name="P3"><text:span text:style-name="T2">– Hé bien, les conquêtes sont absurdes. Mais ce n’est pas à moi qu’il faut le dire. Je ne vais pas attaquer des royaumes lointains, moi. Mais s’ils viennent prendre nos terres, on les repousse.</text:span></text:p>
      <text:p text:style-name="P4"/>
      <text:p text:style-name="P5"><text:span text:style-name="T2">***</text:span></text:p>
      <text:p text:style-name="P4"/>
      <text:p text:style-name="P3"><text:span text:style-name="T2">L’attente dura moins d’une heure. Aldarys Getheros revint les chercher, et remercia ser Daven d’avoir veillé sur Kris. La jeune fille regarda anxieusement son père, à la recherche d’une blessure.</text:span></text:p>
      <text:p text:style-name="P3"><text:span text:style-name="T2">– Je n’ai rien, Kris, lui dit-il avec un sourire. Un seul homme a réussi à me toucher, et son coup a été stoppé par mon armure. Elle est toute cabossée, mais je n’ai rien. Ils sont presque tous morts. Le reste a été fait prisonnier. A priori, aucun Andari ne s’est échappé, mais je ne pourrais le garantir. J’ai essayé d’interroger des soldats, mais aucun ne parle notre langue. Je pense que mestre Lukar arrivera à en tirer quelque chose. Il parle un nombre impressionnant de langues. Ce qui m’intrigue, c’est qu’ils aient attaqué. Ils devaient bien savoir qu’on était en large surnombre. Je reste persuadé qu’ils ont des hommes ailleurs. Ou que d’autres vont arriver.</text:span></text:p>
      <text:p text:style-name="P3"><text:span text:style-name="T2">– Pourtant, lord Armys Malkar n’en a pas vu d’autres.</text:span></text:p>
      <text:p text:style-name="P3"><text:span text:style-name="T2">– Il a pu mésestimer leur nombre. Ou bien leurs bateaux sont arrivés en plusieurs vagues. Si ça se trouve, des milliers d’Andaris sont en train des débarquer sur nos côtes en ce moment. Il faut que nous retournions à Windalya de toute urgence.</text:span></text:p>
      <text:p text:style-name="P3"><text:span text:style-name="T4">– <text:s/></text:span><text:span text:style-name="T2">Et lord Malkar, il ne surveille pas la côte ?</text:span></text:p>
      <text:p text:style-name="P3"><text:span text:style-name="T2">– Il est dans son château à Yandara. Avec les hommes que je lui ai envoyés. Je leur ai dit de ne pas bouger en attendant. Inutile qu’ils risquent de tomber sur dix-mille Andaris. Si d’autres ennemis débarquent, mieux vaut que lord Malkar soit dans son château. Ça lui laissera le temps de nous prévenir en nous envoyant un pigeon, ou un cavalier. Nous allons rentrer à Windalya. J’ai un mauvais pressentiment.</text:span></text:p>
      <text:p text:style-name="P3"><text:span text:style-name="T2">Le père de Kris se tourna vers Katar Destheros.</text:span></text:p>
      <text:p text:style-name="P3"><text:span text:style-name="T2">– Katar, prends une dizaine d’hommes avec toi, et pousse au nord. Essaie de voir si tu peux repérer des ennemis. Si tu ne repères rien de particulier, rejoins-moi directement à Windalya. Je t’y attendrai avec le reste de tes hommes. Et si tu trouves quelque chose… essaie au moins de les compter.</text:span></text:p>
      <text:p text:style-name="P3"><text:span text:style-name="T2">– Tu supposes qu’ils ont débarqué pendant la diversion de tout à l’heure, c’est ça ?</text:span></text:p>
      <text:p text:style-name="P3"><text:span text:style-name="T2">– C’est ce que je crois, oui. Je ne vois pas d’autre raison pour laquelle ils auraient attaqué, ni même pourquoi ils auraient été là. Je suis persuadé qu’on va tomber sur des milliers d’hommes prochainement.</text:span></text:p>
      <text:p text:style-name="P3"><text:soft-page-break/><text:span text:style-name="T2">– S’ils ont débarqué, je les repèrerai, le rassura lord Destheros. Ne t’inquiète pas, Aldarys.</text:span></text:p>
      <text:p text:style-name="P3"><text:span text:style-name="T2">– Surtout, essaie de ne pas te faire tuer.</text:span></text:p>
      <text:p text:style-name="P3"><text:span text:style-name="T2">Le seigneur de Sommerhil héla ses hommes, sélectionna ceux qui allaient venir avec lui, et partit sans perdre une minute.</text:span></text:p>
      <text:p text:style-name="P3"><text:span text:style-name="T2">Aldarys Getheros se tourna vers sa fille, et parut remarquer pour la première fois le sang sur son épée. Il resta silencieux, comme s’il la jaugeait. Au bout d’un long moment, il déclara finalement :</text:span></text:p>
      <text:p text:style-name="P3"><text:span text:style-name="T2">– Nous allons nous mettre en route immédiatement avec les cavaliers. Kris, je veux te voir chevaucher à côté de moi, s'il-te-plait.</text:span></text:p>
      <text:p text:style-name="P3"><text:span text:style-name="T2">La jeune fille ne songea même pas à protester. Son père ajouta après une seconde :</text:span></text:p>
      <text:p text:style-name="P3"><text:span text:style-name="T2">– Si tu dois de nouveau affronter quelqu'un, j'aimerais en être spectateur, cette fo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Bullet" style:display-name="List Bullet" style:family="paragraph" style:parent-style-name="Standard" style:default-outline-level="" style:list-style-nam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istrateur</meta:initial-creator>
    <meta:editing-cycles>155</meta:editing-cycles>
    <meta:creation-date>2015-01-03T19:12:00</meta:creation-date>
    <dc:date>2015-07-20T13:56:50.95</dc:date>
    <meta:editing-duration>PT19M28S</meta:editing-duration>
    <meta:generator>OpenOffice/4.1.1$Win32 OpenOffice.org_project/411m6$Build-9775</meta:generator>
    <meta:document-statistic meta:table-count="0" meta:image-count="0" meta:object-count="0" meta:page-count="5" meta:paragraph-count="66" meta:word-count="2836" meta:character-count="161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